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Outline.addOutline( PDFOutline out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DFOutline.toPDF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DFOutline.increment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Outline.setTitle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Outline.PDFOutline( String title , String action , boolean open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